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6bde" officeooo:paragraph-rsid="00186bde"/>
    </style:style>
    <style:style style:name="P2" style:family="paragraph" style:parent-style-name="Standard">
      <style:text-properties officeooo:rsid="00186bde" officeooo:paragraph-rsid="0018ddd3"/>
    </style:style>
    <style:style style:name="P3" style:family="paragraph" style:parent-style-name="Standard">
      <style:text-properties officeooo:rsid="00186bde" officeooo:paragraph-rsid="001a7294"/>
    </style:style>
    <style:style style:name="P4" style:family="paragraph" style:parent-style-name="Standard">
      <style:text-properties officeooo:rsid="001cec33" officeooo:paragraph-rsid="001cec33"/>
    </style:style>
    <style:style style:name="P5" style:family="paragraph" style:parent-style-name="Standard">
      <style:text-properties officeooo:rsid="001eae01" officeooo:paragraph-rsid="001eae01"/>
    </style:style>
    <style:style style:name="P6" style:family="paragraph" style:parent-style-name="Standard">
      <style:text-properties officeooo:rsid="0018ddd3" officeooo:paragraph-rsid="0018ddd3"/>
    </style:style>
    <style:style style:name="P7" style:family="paragraph" style:parent-style-name="Standard">
      <style:text-properties officeooo:rsid="001a7294" officeooo:paragraph-rsid="001a7294"/>
    </style:style>
    <style:style style:name="P8" style:family="paragraph" style:parent-style-name="Standard">
      <style:text-properties officeooo:rsid="001bd4ad" officeooo:paragraph-rsid="001a7294"/>
    </style:style>
    <style:style style:name="P9" style:family="paragraph" style:parent-style-name="Text_20_body">
      <style:text-properties officeooo:rsid="00221090" officeooo:paragraph-rsid="00221090"/>
    </style:style>
    <style:style style:name="P10" style:family="paragraph" style:parent-style-name="Text_20_body">
      <style:text-properties officeooo:rsid="002256ae" officeooo:paragraph-rsid="002256ae"/>
    </style:style>
    <style:style style:name="P11" style:family="paragraph" style:parent-style-name="Text_20_body">
      <style:text-properties officeooo:rsid="0023358e" officeooo:paragraph-rsid="0023358e"/>
    </style:style>
    <style:style style:name="P12" style:family="paragraph" style:parent-style-name="Text_20_body">
      <style:paragraph-properties fo:break-before="page"/>
      <style:text-properties officeooo:rsid="00221090" officeooo:paragraph-rsid="00221090"/>
    </style:style>
    <style:style style:name="P13" style:family="paragraph" style:parent-style-name="Standard">
      <style:text-properties officeooo:rsid="00277310" officeooo:paragraph-rsid="00277310"/>
    </style:style>
    <style:style style:name="P14" style:family="paragraph" style:parent-style-name="Heading_20_1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ointer vers la playlist courante pour l’utilisateur</text:p>
      <text:p text:style-name="P13"/>
      <text:p text:style-name="P13">currentPlayLists {</text:p>
      <text:p text:style-name="P13"><text:tab/>userId : _id,</text:p>
      <text:p text:style-name="P13"><text:tab/>currentPlayList: _id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7:55:52.238065871</meta:creation-date>
    <dc:date>2017-05-08T15:39:05.040110653</dc:date>
    <meta:editing-duration>PT8H38M5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5" meta:character-count="106" meta:non-whitespace-character-count="94"/>
  </office:meta>
</office:document-meta>
</file>